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88cm" fo:padding-bottom="0.012cm" fo:padding-left="0.114cm" fo:padding-right="0.237cm"/>
    </style:style>
    <style:style style:name="gr2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3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6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51cm" fo:padding-bottom="0cm" fo:padding-left="0.102cm" fo:padding-right="0.225cm"/>
    </style:style>
    <style:style style:name="gr7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758cm" fo:min-width="2.016cm" fo:padding-top="0.137cm" fo:padding-bottom="0.137cm" fo:padding-left="0.262cm" fo:padding-right="0.262cm" draw:shadow-opacity="0%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123cm" fo:min-width="2.016cm" fo:padding-top="0.137cm" fo:padding-bottom="0.137cm" fo:padding-left="0.262cm" fo:padding-right="0.262cm" draw:shadow-opacity="0%"/>
    </style:style>
    <style:style style:name="gr10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3.663cm" fo:min-width="2.016cm" fo:padding-top="0.137cm" fo:padding-bottom="0.137cm" fo:padding-left="0.262cm" fo:padding-right="0.262cm" draw:shadow-opacity="0%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-color="#666666" draw:opacity="100%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0.635cm" svg:x="3.159cm" svg:y="2.778cm">
          <draw:text-box>
            <text:p><text:span text:style-name="T1">Table</text:span></text:p>
          </draw:text-box>
        </draw:frame>
        <draw:frame draw:style-name="gr2" draw:text-style-name="P2" draw:layer="layout" svg:width="2.286cm" svg:height="0.509cm" svg:x="3.413cm" svg:y="3.539cm">
          <draw:text-box>
            <text:p><text:span text:style-name="T2">Sailors</text:span></text:p>
          </draw:text-box>
        </draw:frame>
        <draw:custom-shape draw:style-name="gr3" draw:text-style-name="P3" draw:layer="layout" svg:width="0.203cm" svg:height="0.203cm" draw:transform="rotate (-3.14159265358979) translate (5.614cm 3.90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254cm" svg:height="0.508cm" svg:x="5.44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254cm" svg:height="0.508cm" svg:x="5.44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254cm" svg:height="0.508cm" svg:x="5.445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905cm" svg:height="0.509cm" svg:x="3.413cm" svg:y="4.175cm">
          <draw:text-box>
            <text:p><text:span text:style-name="T2">sid</text:span></text:p>
          </draw:text-box>
        </draw:frame>
        <draw:frame draw:style-name="gr6" draw:text-style-name="P2" draw:layer="layout" svg:width="2.413cm" svg:height="0.509cm" svg:x="3.413cm" svg:y="4.809cm">
          <draw:text-box>
            <text:p><text:span text:style-name="T2">sname</text:span></text:p>
          </draw:text-box>
        </draw:frame>
        <draw:frame draw:style-name="gr5" draw:text-style-name="P2" draw:layer="layout" svg:width="2.413cm" svg:height="0.509cm" svg:x="3.413cm" svg:y="5.444cm">
          <draw:text-box>
            <text:p><text:span text:style-name="T2">age</text:span></text:p>
          </draw:text-box>
        </draw:frame>
        <draw:frame draw:style-name="gr5" draw:text-style-name="P2" draw:layer="layout" svg:width="1.778cm" svg:height="0.509cm" svg:x="3.413cm" svg:y="6.079cm">
          <draw:text-box>
            <text:p><text:span text:style-name="T2">rating</text:span></text:p>
          </draw:text-box>
        </draw:frame>
        <draw:custom-shape draw:style-name="gr4" draw:text-style-name="P4" xml:id="id1" draw:id="id1" draw:layer="layout" svg:width="0.254cm" svg:height="0.508cm" svg:x="5.445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54cm" svg:height="0.635cm" svg:x="7.858cm" svg:y="3.794cm">
          <draw:text-box>
            <text:p><text:span text:style-name="T1">Aggregate</text:span></text:p>
          </draw:text-box>
        </draw:frame>
        <draw:frame draw:style-name="gr2" draw:text-style-name="P2" draw:layer="layout" svg:width="2.286cm" svg:height="0.509cm" svg:x="8.112cm" svg:y="4.555cm">
          <draw:text-box>
            <text:p><text:span text:style-name="T2">Max</text:span></text:p>
          </draw:text-box>
        </draw:frame>
        <draw:custom-shape draw:style-name="gr3" draw:text-style-name="P3" draw:layer="layout" svg:width="0.203cm" svg:height="0.203cm" draw:transform="rotate (-3.14159265358979) translate (10.313cm 4.9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3" draw:id="id3" draw:layer="layout" svg:width="0.254cm" svg:height="0.508cm" svg:x="10.144cm" svg:y="5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905cm" svg:height="0.509cm" svg:x="8.112cm" svg:y="5.19cm">
          <draw:text-box>
            <text:p><text:span text:style-name="T2">column</text:span></text:p>
          </draw:text-box>
        </draw:frame>
        <draw:custom-shape draw:style-name="gr4" draw:text-style-name="P4" xml:id="id2" draw:id="id2" draw:layer="layout" svg:width="0.254cm" svg:height="0.508cm" svg:x="7.858cm" svg:y="5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54cm" svg:height="2.032cm" svg:x="7.858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draw:type="curve" svg:x1="5.699cm" svg:y1="6.334cm" svg:x2="7.858cm" svg:y2="5.445cm" draw:start-shape="id1" draw:start-glue-point="1" draw:end-shape="id2" draw:end-glue-point="3" svg:d="M5699 6334c1620 0 541-889 2159-889" svg:viewBox="0 0 2160 890">
          <text:p/>
        </draw:connector>
        <draw:frame draw:style-name="gr1" draw:text-style-name="P1" draw:layer="layout" svg:width="2.54cm" svg:height="0.635cm" svg:x="12.433cm" svg:y="3.667cm">
          <draw:text-box>
            <text:p><text:span text:style-name="T1">Output</text:span></text:p>
          </draw:text-box>
        </draw:frame>
        <draw:frame draw:style-name="gr5" draw:text-style-name="P2" draw:layer="layout" svg:width="2.032cm" svg:height="0.509cm" svg:x="12.684cm" svg:y="4.428cm">
          <draw:text-box>
            <text:p><text:span text:style-name="T2">output</text:span></text:p>
          </draw:text-box>
        </draw:frame>
        <draw:custom-shape draw:style-name="gr4" draw:text-style-name="P4" xml:id="id4" draw:id="id4" draw:layer="layout" svg:width="0.254cm" svg:height="0.508cm" svg:x="12.43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54cm" svg:height="1.397cm" svg:x="12.433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draw:type="curve" svg:x1="10.398cm" svg:y1="5.444cm" svg:x2="12.43cm" svg:y2="4.683cm" draw:start-shape="id3" draw:start-glue-point="1" draw:end-shape="id4" draw:end-glue-point="3" svg:d="M10398 5444c1524 0 508-761 2032-761" svg:viewBox="0 0 2033 762">
          <text:p/>
        </draw:connector>
        <draw:custom-shape draw:style-name="gr4" draw:text-style-name="P4" draw:layer="layout" svg:width="0.254cm" svg:height="0.508cm" svg:x="3.159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254cm" svg:height="0.508cm" svg:x="3.159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254cm" svg:height="0.508cm" svg:x="3.159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254cm" svg:height="0.508cm" svg:x="3.159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.54cm" svg:height="3.937cm" svg:x="3.159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21T20:18:35.951418322</dc:date>
    <meta:editing-duration>PT3H15M28S</meta:editing-duration>
    <meta:editing-cycles>8</meta:editing-cycles>
    <meta:generator>LibreOffice/4.4.1.2$Linux_X86_64 LibreOffice_project/40m0$Build-2</meta:generator>
    <meta:document-statistic meta:object-count="29"/>
  </office:meta>
</office:document-meta>
</file>